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officeooo:rsid="000f87d7" officeooo:paragraph-rsid="000f87d7"/>
    </style:style>
    <style:style style:name="P2" style:family="paragraph" style:parent-style-name="Text_20_body">
      <style:paragraph-properties fo:text-align="justify" style:justify-single-word="false"/>
      <style:text-properties officeooo:rsid="000f87d7" officeooo:paragraph-rsid="000f87d7"/>
    </style:style>
    <style:style style:name="P3" style:family="paragraph" style:parent-style-name="Header">
      <style:text-properties officeooo:rsid="000f87d7" officeooo:paragraph-rsid="000f87d7"/>
    </style:style>
    <style:style style:name="P4" style:family="paragraph" style:parent-style-name="Subtitle">
      <style:text-properties officeooo:rsid="000f87d7" officeooo:paragraph-rsid="000f87d7"/>
    </style:style>
    <style:style style:name="P5" style:family="paragraph" style:parent-style-name="Title">
      <style:text-properties officeooo:rsid="000f87d7" officeooo:paragraph-rsid="000f87d7"/>
    </style:style>
    <style:style style:name="P6" style:family="paragraph" style:parent-style-name="Heading_20_1">
      <style:text-properties officeooo:rsid="000f87d7" officeooo:paragraph-rsid="000f87d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area final HLC</text:p>
      <text:p text:style-name="P4">Pulsa Rápido</text:p>
      <text:h text:style-name="P6" text:outline-level="1">Explicación</text:h>
      <text:p text:style-name="P2">Para esta tarea se ha creado una sencilla aplicación que implementa todo lo aprendido a lo largo del curso acerca de android, en primer lugar usa un dialogo para introducir los valores que deseamos para el juego, si queremos los botones azules o rojos o el numero de botones que queremos pulsar, durante el juego funciona una tarea asíncrona que sirve para llevar un contador que se actualiza cada medio segundo siendo esta la puntuación del jugador una vez terminada la partida vuelve a salir el menú principal, los botones se añaden en tiempo de ejecución funcionando de forma dinámica.</text:p>
      <text:h text:style-name="P6" text:outline-level="1">Nota</text:h>
      <text:p text:style-name="P1">Siendo una asignatura que realmente no tiene un temario definido es difícil medir por lo que voy a decir un 8.</text:p>
      <text:p text:style-name="P2"/>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f87d7" officeooo:paragraph-rsid="000f87d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Javier Gonzalez Riv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3T20:00:04.724290292</meta:creation-date>
    <dc:date>2019-03-03T20:08:19.753668030</dc:date>
    <meta:editing-duration>PT8M15S</meta:editing-duration>
    <meta:editing-cycles>1</meta:editing-cycles>
    <meta:document-statistic meta:table-count="0" meta:image-count="0" meta:object-count="0" meta:page-count="1" meta:paragraph-count="8" meta:word-count="131" meta:character-count="762" meta:non-whitespace-character-count="637"/>
    <meta:generator>LibreOffice/6.1.3.2$MacOSX_X86_64 LibreOffice_project/86daf60bf00efa86ad547e59e09d6bb77c699acb</meta:generator>
  </office:meta>
</office:document-meta>
</file>